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5cd6b" officeooo:paragraph-rsid="0005cd6b" style:font-size-asian="15pt" style:font-size-complex="15pt"/>
    </style:style>
    <style:style style:name="P2" style:family="paragraph" style:parent-style-name="Standard">
      <style:text-properties fo:font-size="15pt" fo:font-weight="bold" officeooo:rsid="0005cd6b" officeooo:paragraph-rsid="0005cd6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ublic JCheckBoxDemo(){</text:p>
      <text:p text:style-name="P1"><text:s text:c="4"/><text:tab/> setBounds(200, 200, 500, 500);</text:p>
      <text:p text:style-name="P1"><text:s text:c="4"/><text:tab/> setDefaultCloseOperation(EXIT_ON_CLOSE);</text:p>
      <text:p text:style-name="P1"><text:s text:c="4"/><text:tab/> Container c=getContentPane();</text:p>
      <text:p text:style-name="P1"><text:s text:c="4"/><text:tab/> c.setLayout(new FlowLayout());</text:p>
      <text:p text:style-name="P1"><text:s text:c="4"/><text:tab/> final JCheckBox j1=new JCheckBox("1");</text:p>
      <text:p text:style-name="P1"><text:s text:c="4"/><text:tab/> final JCheckBox j2=new JCheckBox("2");</text:p>
      <text:p text:style-name="P1"><text:s text:c="4"/><text:tab/> final JCheckBox j3=new JCheckBox("3");</text:p>
      <text:p text:style-name="P1"><text:s text:c="4"/><text:tab/> c.add(j1);c.add(j2);c.add(j3);</text:p>
      <text:p text:style-name="P1"><text:s text:c="4"/><text:tab/><text:span text:style-name="T1"> j1.setSelected(true);//默认选中一个</text:span></text:p>
      <text:p text:style-name="P2"><text:s text:c="4"/><text:tab/> JButton b1=new JButton("打印");</text:p>
      <text:p text:style-name="P2"><text:s text:c="4"/><text:tab/> b1.addActionListener(new ActionListener() {</text:p>
      <text:p text:style-name="P2"><text:tab/><text:tab/><text:tab/></text:p>
      <text:p text:style-name="P2"><text:tab/><text:tab/><text:tab/>@Override</text:p>
      <text:p text:style-name="P2"><text:tab/><text:tab/><text:tab/>public void actionPerformed(ActionEvent e) {</text:p>
      <text:p text:style-name="P2"><text:tab/><text:tab/><text:tab/><text:tab/>// TODO Auto-generated method stub</text:p>
      <text:p text:style-name="P2"><text:tab/><text:tab/><text:tab/><text:tab/>JOptionPane.showMessageDialog(null, "请确认你的选择!"</text:p>
      <text:p text:style-name="P2"><text:tab/><text:tab/><text:tab/><text:tab/><text:tab/><text:tab/>,"提示",JOptionPane.INFORMATION_MESSAGE);</text:p>
      <text:p text:style-name="P1"><text:tab/><text:tab/><text:tab/>}</text:p>
      <text:p text:style-name="P1"><text:tab/><text:tab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6M29S</meta:editing-duration>
    <meta:editing-cycles>3</meta:editing-cycles>
    <meta:generator>LibreOffice/5.3.0.3$Windows_X86_64 LibreOffice_project/7074905676c47b82bbcfbea1aeefc84afe1c50e1</meta:generator>
    <dc:date>2017-12-24T19:24:04.328000000</dc:date>
    <meta:document-statistic meta:table-count="0" meta:image-count="0" meta:object-count="0" meta:page-count="1" meta:paragraph-count="20" meta:word-count="67" meta:character-count="668" meta:non-whitespace-character-count="545"/>
    <meta:user-defined meta:name="Info 1"/>
    <meta:user-defined meta:name="Info 2"/>
    <meta:user-defined meta:name="Info 3"/>
    <meta:user-defined meta:name="Info 4"/>
  </office:meta>
</office:document-meta>
</file>